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Spitz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25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St. Louis</text:p>
      <text:p text:style-name="P5">State<text:tab/><text:tab/><text:tab/><text:tab/><text:tab/><text:tab/>MO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OFFICE OF/</text:p>
      <text:p text:style-name="P2">"The Jewish Voice,"/</text:p>
      <text:p text:style-name="P2">Rabbi M. SPITZ, Editor and Publisher./</text:p>
      <text:p text:style-name="P2">P. O. BOX, 808./</text:p>
      <text:p text:style-name="P3">St. Louis, Jan. 25 1892/</text:p>
      <text:p text:style-name="P2">Rev Dr Sabbato Morais,/</text:p>
      <text:p text:style-name="P2"><text:tab/>Pres. of the Rabb. Seminary/ in N. Y./</text:p>
      <text:p text:style-name="P2">Reverend and Dear Bro:-/</text:p>
      <text:p text:style-name="P2"><text:tab/>Bearer of this, Mr Isidor/ Cramer, is a [Hebrew] and desires/ to enter your worthy institu-/tion N. Y. Considering that/ Rabbi Akiba was much/ older when he commenced/ devoting himself to the study/ of the Law than bearer of/ these lines, I trust that/ opportunity will be granted/ him to become one of your/ [Hebrew]/ <text:s/>In Brother Love/ Yours/ M. Spitz./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15:32.47</meta:creation-date>
    <meta:document-statistic meta:table-count="0" meta:image-count="0" meta:object-count="0" meta:page-count="2" meta:paragraph-count="69" meta:word-count="262" meta:character-count="1807"/>
    <dc:date>2011-11-30T13:18:57.78</dc:date>
    <dc:creator>Penn Libraries</dc:creator>
    <meta:editing-duration>PT00H03M25S</meta:editing-duration>
    <meta:editing-cycles>1</meta:editing-cycles>
    <meta:generator>OpenOffice.org/3.2$Win32 OpenOffice.org_project/320m12$Build-9483</meta:generator>
  </office:meta>
</office:document-meta>
</file>